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State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seState.p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State.Pars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State.snapsh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State.ParseState( ParseStat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State.push( 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State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